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erAssertions.doesNotExist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eaderAssertions.contentType( String medi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Assertions.getRequiredValues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eaderAssertions.contentTypeCompatibleWith( String medi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Assertions.assertHeader( String name , @ Nullable Object expected , @ Nullable Object actu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eaderAssertions.contentTypeCompatibleWith( MediaType media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eaderAssertions.cacheControl( CacheControl cacheContr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Assertions.value( String name , Matcher &lt; ? super String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eaderAssertions.lastModified( long 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Assertions.getMessage( String head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Assertions.valuesMatch( String name , String ... patter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HeaderAssertions.location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Assertions.valueEquals( String headerName ,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eaderAssertions.contentLength( long content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Assertions.contentType( MediaType medi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Assertions.exists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eaderAssertions.value( String name , Consumer &lt; String &gt;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eaderAssertions.values( String name , Consumer &lt; List &lt; String &gt; &gt;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eaderAssertions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Assertions.HeaderAssertions( ExchangeResult result , WebTestClient . ResponseSpec sp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aderAssertions.expires( long expi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Assertions.values( String name , Matcher &lt; ? super Iterable &lt; String &gt;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eaderAssertions.getRequiredValu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Assertions.valueMatches( String nam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eaderAssertions.valueEqualsDate( String headerName ,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eaderAssertions.valueEquals( String headerName , String ...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Assertions.contentDisposition( ContentDisposition contentDis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